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9B0000000D5720F92EEA00DC9F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ahoma1" svg:font-family="Tahoma"/>
    <style:font-face style:name="Courier New1" svg:font-family="'Courier New'" style:font-adornments="Normal" style:font-family-generic="modern" style:font-pitch="fixed"/>
    <style:font-face style:name="Arial1" svg:font-family="Arial" style:font-family-generic="roman" style:font-pitch="variable"/>
    <style:font-face style:name="Cambria" svg:font-family="Cambria" style:font-adornments="Regular" style:font-family-generic="roman" style:font-pitch="variable"/>
    <style:font-face style:name="Courier New" svg:font-family="'Courier New'" style:font-family-generic="roman" style:font-pitch="variable"/>
    <style:font-face style:name="HP Simplified" svg:font-family="'HP Simplifi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7.235cm" fo:margin-left="-0.191cm" fo:margin-top="0cm" fo:margin-bottom="0cm" table:align="left" style:writing-mode="lr-tb"/>
    </style:style>
    <style:style style:name="Tabla1.A" style:family="table-column">
      <style:table-column-properties style:column-width="2.491cm"/>
    </style:style>
    <style:style style:name="Tabla1.B" style:family="table-column">
      <style:table-column-properties style:column-width="14.744cm"/>
    </style:style>
    <style:style style:name="Tabla1.1" style:family="table-row">
      <style:table-row-properties style:min-row-height="0.591cm" fo:keep-together="auto"/>
    </style:style>
    <style:style style:name="Tabla1.A1" style:family="table-cell">
      <style:table-cell-properties style:vertical-align="middle" fo:background-color="#0096d5" fo:padding-left="0.191cm" fo:padding-right="0.191cm" fo:padding-top="0cm" fo:padding-bottom="0cm" fo:border="none">
        <style:background-image/>
      </style:table-cell-properties>
    </style:style>
    <style:style style:name="Tabla1.B1" style:family="table-cell">
      <style:table-cell-properties style:vertical-align="middle" fo:padding-left="0.191cm" fo:padding-right="0.191cm" fo:padding-top="0cm" fo:padding-bottom="0cm" fo:border="none"/>
    </style:style>
    <style:style style:name="Tabla1.2" style:family="table-row">
      <style:table-row-properties style:min-row-height="0.517cm" fo:keep-together="auto"/>
    </style:style>
    <style:style style:name="Tabla1.B2" style:family="table-cell">
      <style:table-cell-properties style:vertical-align="middle" fo:padding-left="0.191cm" fo:padding-right="0.191cm" fo:padding-top="0cm" fo:padding-bottom="0cm" fo:border="none"/>
    </style:style>
    <style:style style:name="Tabla2" style:family="table">
      <style:table-properties style:width="18.433cm" fo:margin-left="-0.191cm" fo:margin-top="0cm" fo:margin-bottom="0cm" table:align="left" style:writing-mode="lr-tb"/>
    </style:style>
    <style:style style:name="Tabla2.A" style:family="table-column">
      <style:table-column-properties style:column-width="1.998cm"/>
    </style:style>
    <style:style style:name="Tabla2.B" style:family="table-column">
      <style:table-column-properties style:column-width="16.434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none"/>
    </style:style>
    <style:style style:name="Tabla2.B1" style:family="table-cell">
      <style:table-cell-properties style:vertical-align="middle" fo:padding-left="0.191cm" fo:padding-right="0.191cm" fo:padding-top="0cm" fo:padding-bottom="0cm" fo:border-left="none" fo:border-right="none" fo:border-top="0.5pt solid #0096fd" fo:border-bottom="none"/>
    </style:style>
    <style:style style:name="Tabla6" style:family="table">
      <style:table-properties style:width="17.235cm" fo:margin-left="-0.191cm" fo:margin-top="0cm" fo:margin-bottom="0cm" fo:break-before="page" table:align="left" style:writing-mode="lr-tb"/>
    </style:style>
    <style:style style:name="Tabla6.A" style:family="table-column">
      <style:table-column-properties style:column-width="2.491cm"/>
    </style:style>
    <style:style style:name="Tabla6.B" style:family="table-column">
      <style:table-column-properties style:column-width="14.744cm"/>
    </style:style>
    <style:style style:name="Tabla6.1" style:family="table-row">
      <style:table-row-properties style:min-row-height="0.591cm" fo:keep-together="auto"/>
    </style:style>
    <style:style style:name="Tabla6.A1" style:family="table-cell">
      <style:table-cell-properties style:vertical-align="middle" fo:background-color="#0096d5" fo:padding-left="0.191cm" fo:padding-right="0.191cm" fo:padding-top="0cm" fo:padding-bottom="0cm" fo:border="none">
        <style:background-image/>
      </style:table-cell-properties>
    </style:style>
    <style:style style:name="Tabla6.B1" style:family="table-cell">
      <style:table-cell-properties style:vertical-align="middle" fo:padding-left="0.191cm" fo:padding-right="0.191cm" fo:padding-top="0cm" fo:padding-bottom="0cm" fo:border="none"/>
    </style:style>
    <style:style style:name="Tabla6.2" style:family="table-row">
      <style:table-row-properties style:min-row-height="0.517cm" fo:keep-together="auto"/>
    </style:style>
    <style:style style:name="Tabla6.B2" style:family="table-cell">
      <style:table-cell-properties style:vertical-align="middle" fo:padding-left="0.191cm" fo:padding-right="0.191cm" fo:padding-top="0cm" fo:padding-bottom="0cm" fo:border="none"/>
    </style:style>
    <style:style style:name="Tabla8" style:family="table">
      <style:table-properties style:width="17.235cm" fo:margin-left="-0.191cm" fo:margin-top="0cm" fo:margin-bottom="0cm" table:align="left" style:writing-mode="lr-tb"/>
    </style:style>
    <style:style style:name="Tabla8.A" style:family="table-column">
      <style:table-column-properties style:column-width="2.491cm"/>
    </style:style>
    <style:style style:name="Tabla8.B" style:family="table-column">
      <style:table-column-properties style:column-width="14.744cm"/>
    </style:style>
    <style:style style:name="Tabla8.1" style:family="table-row">
      <style:table-row-properties style:min-row-height="0.591cm" fo:keep-together="auto"/>
    </style:style>
    <style:style style:name="Tabla8.A1" style:family="table-cell">
      <style:table-cell-properties style:vertical-align="middle" fo:background-color="#0096d5" fo:padding-left="0.191cm" fo:padding-right="0.191cm" fo:padding-top="0cm" fo:padding-bottom="0cm" fo:border="none">
        <style:background-image/>
      </style:table-cell-properties>
    </style:style>
    <style:style style:name="Tabla8.B1" style:family="table-cell">
      <style:table-cell-properties style:vertical-align="middle" fo:padding-left="0.191cm" fo:padding-right="0.191cm" fo:padding-top="0cm" fo:padding-bottom="0cm" fo:border="none"/>
    </style:style>
    <style:style style:name="Tabla8.2" style:family="table-row">
      <style:table-row-properties style:min-row-height="0.517cm" fo:keep-together="auto"/>
    </style:style>
    <style:style style:name="Tabla8.B2" style:family="table-cell">
      <style:table-cell-properties style:vertical-align="middle" fo:padding-left="0.191cm" fo:padding-right="0.191cm" fo:padding-top="0cm" fo:padding-bottom="0cm" fo:border="none"/>
    </style:style>
    <style:style style:name="Tabla9" style:family="table">
      <style:table-properties style:width="17.235cm" fo:margin-left="-0.191cm" fo:margin-top="0cm" fo:margin-bottom="0cm" fo:break-before="page" table:align="left" style:writing-mode="lr-tb"/>
    </style:style>
    <style:style style:name="Tabla9.A" style:family="table-column">
      <style:table-column-properties style:column-width="2.491cm"/>
    </style:style>
    <style:style style:name="Tabla9.B" style:family="table-column">
      <style:table-column-properties style:column-width="14.744cm"/>
    </style:style>
    <style:style style:name="Tabla9.1" style:family="table-row">
      <style:table-row-properties style:min-row-height="0.591cm" fo:keep-together="auto"/>
    </style:style>
    <style:style style:name="Tabla9.A1" style:family="table-cell">
      <style:table-cell-properties style:vertical-align="middle" fo:background-color="#0096d5" fo:padding-left="0.191cm" fo:padding-right="0.191cm" fo:padding-top="0cm" fo:padding-bottom="0cm" fo:border="none">
        <style:background-image/>
      </style:table-cell-properties>
    </style:style>
    <style:style style:name="Tabla9.B1" style:family="table-cell">
      <style:table-cell-properties style:vertical-align="middle" fo:padding-left="0.191cm" fo:padding-right="0.191cm" fo:padding-top="0cm" fo:padding-bottom="0cm" fo:border="none"/>
    </style:style>
    <style:style style:name="Tabla9.2" style:family="table-row">
      <style:table-row-properties style:min-row-height="0.517cm" fo:keep-together="auto"/>
    </style:style>
    <style:style style:name="Tabla9.B2" style:family="table-cell">
      <style:table-cell-properties style:vertical-align="middle" fo:padding-left="0.191cm" fo:padding-right="0.191cm" fo:padding-top="0cm" fo:padding-bottom="0cm" fo:border="none"/>
    </style:style>
    <style:style style:name="Tabla11" style:family="table">
      <style:table-properties style:width="17.235cm" fo:margin-left="-0.191cm" fo:margin-top="0cm" fo:margin-bottom="0cm" fo:break-before="page" table:align="left" style:writing-mode="lr-tb"/>
    </style:style>
    <style:style style:name="Tabla11.A" style:family="table-column">
      <style:table-column-properties style:column-width="2.491cm"/>
    </style:style>
    <style:style style:name="Tabla11.B" style:family="table-column">
      <style:table-column-properties style:column-width="14.744cm"/>
    </style:style>
    <style:style style:name="Tabla11.1" style:family="table-row">
      <style:table-row-properties style:min-row-height="0.591cm" fo:keep-together="auto"/>
    </style:style>
    <style:style style:name="Tabla11.A1" style:family="table-cell">
      <style:table-cell-properties style:vertical-align="middle" fo:background-color="#0096d5" fo:padding-left="0.191cm" fo:padding-right="0.191cm" fo:padding-top="0cm" fo:padding-bottom="0cm" fo:border="none">
        <style:background-image/>
      </style:table-cell-properties>
    </style:style>
    <style:style style:name="Tabla11.B1" style:family="table-cell">
      <style:table-cell-properties style:vertical-align="middle" fo:padding-left="0.191cm" fo:padding-right="0.191cm" fo:padding-top="0cm" fo:padding-bottom="0cm" fo:border="none"/>
    </style:style>
    <style:style style:name="Tabla11.2" style:family="table-row">
      <style:table-row-properties style:min-row-height="0.517cm" fo:keep-together="auto"/>
    </style:style>
    <style:style style:name="Tabla11.B2" style:family="table-cell">
      <style:table-cell-properties style:vertical-align="middle" fo:padding-left="0.191cm" fo:padding-right="0.191cm" fo:padding-top="0cm" fo:padding-bottom="0cm" fo:border="none"/>
    </style:style>
    <style:style style:name="Tabla12" style:family="table">
      <style:table-properties style:width="18.433cm" fo:margin-left="-0.191cm" fo:margin-top="0cm" fo:margin-bottom="0cm" table:align="left" style:writing-mode="lr-tb"/>
    </style:style>
    <style:style style:name="Tabla12.A" style:family="table-column">
      <style:table-column-properties style:column-width="0.75cm"/>
    </style:style>
    <style:style style:name="Tabla12.B" style:family="table-column">
      <style:table-column-properties style:column-width="1cm"/>
    </style:style>
    <style:style style:name="Tabla12.C" style:family="table-column">
      <style:table-column-properties style:column-width="16.683cm"/>
    </style:style>
    <style:style style:name="Tabla12.1" style:family="table-row">
      <style:table-row-properties fo:keep-together="auto"/>
    </style:style>
    <style:style style:name="Tabla12.A1" style:family="table-cell">
      <style:table-cell-properties fo:padding-left="0.191cm" fo:padding-right="0.191cm" fo:padding-top="0cm" fo:padding-bottom="0cm" fo:border="none"/>
    </style:style>
    <style:style style:name="Tabla20" style:family="table">
      <style:table-properties style:width="17.235cm" fo:margin-left="-0.191cm" fo:margin-top="0cm" fo:margin-bottom="0cm" fo:break-before="page" table:align="left" style:writing-mode="lr-tb"/>
    </style:style>
    <style:style style:name="Tabla20.A" style:family="table-column">
      <style:table-column-properties style:column-width="2.491cm"/>
    </style:style>
    <style:style style:name="Tabla20.B" style:family="table-column">
      <style:table-column-properties style:column-width="14.744cm"/>
    </style:style>
    <style:style style:name="Tabla20.1" style:family="table-row">
      <style:table-row-properties style:min-row-height="0.591cm" fo:keep-together="auto"/>
    </style:style>
    <style:style style:name="Tabla20.A1" style:family="table-cell">
      <style:table-cell-properties style:vertical-align="middle" fo:background-color="#0096d5" fo:padding-left="0.191cm" fo:padding-right="0.191cm" fo:padding-top="0cm" fo:padding-bottom="0cm" fo:border="none">
        <style:background-image/>
      </style:table-cell-properties>
    </style:style>
    <style:style style:name="Tabla20.B1" style:family="table-cell">
      <style:table-cell-properties style:vertical-align="middle" fo:padding-left="0.191cm" fo:padding-right="0.191cm" fo:padding-top="0cm" fo:padding-bottom="0cm" fo:border="none"/>
    </style:style>
    <style:style style:name="Tabla20.2" style:family="table-row">
      <style:table-row-properties style:min-row-height="0.517cm" fo:keep-together="auto"/>
    </style:style>
    <style:style style:name="Tabla20.B2" style:family="table-cell">
      <style:table-cell-properties style:vertical-align="middle" fo:padding-left="0.191cm" fo:padding-right="0.191cm" fo:padding-top="0cm" fo:padding-bottom="0cm" fo:border="none"/>
    </style:style>
    <style:style style:name="Tabla24" style:family="table">
      <style:table-properties style:width="17.235cm" fo:margin-left="-0.191cm" fo:margin-top="0cm" fo:margin-bottom="0cm" fo:break-before="page" table:align="left" style:writing-mode="lr-tb"/>
    </style:style>
    <style:style style:name="Tabla24.A" style:family="table-column">
      <style:table-column-properties style:column-width="2.491cm"/>
    </style:style>
    <style:style style:name="Tabla24.B" style:family="table-column">
      <style:table-column-properties style:column-width="14.744cm"/>
    </style:style>
    <style:style style:name="Tabla24.1" style:family="table-row">
      <style:table-row-properties style:min-row-height="0.591cm" fo:keep-together="auto"/>
    </style:style>
    <style:style style:name="Tabla24.A1" style:family="table-cell">
      <style:table-cell-properties style:vertical-align="middle" fo:background-color="#0096d5" fo:padding-left="0.191cm" fo:padding-right="0.191cm" fo:padding-top="0cm" fo:padding-bottom="0cm" fo:border="none">
        <style:background-image/>
      </style:table-cell-properties>
    </style:style>
    <style:style style:name="Tabla24.B1" style:family="table-cell">
      <style:table-cell-properties style:vertical-align="middle" fo:padding-left="0.191cm" fo:padding-right="0.191cm" fo:padding-top="0cm" fo:padding-bottom="0cm" fo:border="none"/>
    </style:style>
    <style:style style:name="Tabla24.2" style:family="table-row">
      <style:table-row-properties style:min-row-height="0.517cm" fo:keep-together="auto"/>
    </style:style>
    <style:style style:name="Tabla24.B2" style:family="table-cell">
      <style:table-cell-properties style:vertical-align="middle" fo:padding-left="0.191cm" fo:padding-right="0.191cm" fo:padding-top="0cm" fo:padding-bottom="0cm" fo:border="none"/>
    </style:style>
    <style:style style:name="P1" style:family="paragraph" style:parent-style-name="Standard">
      <style:text-properties fo:color="#345a8a" fo:font-size="16pt" fo:font-weight="bold" officeooo:paragraph-rsid="00056dde" style:font-name-asian="ＭＳ ゴシック" style:font-size-asian="16pt" style:font-weight-asian="bold" style:font-size-complex="16pt" style:font-weight-complex="bold"/>
    </style:style>
    <style:style style:name="P2" style:family="paragraph" style:parent-style-name="Standard">
      <style:paragraph-properties fo:text-align="end" style:justify-single-word="false"/>
      <style:text-properties officeooo:paragraph-rsid="00056dde"/>
    </style:style>
    <style:style style:name="P3" style:family="paragraph" style:parent-style-name="Standard">
      <style:text-properties style:font-name="Courier New" officeooo:paragraph-rsid="00056dde" style:font-name-complex="Courier New2"/>
    </style:style>
    <style:style style:name="P4" style:family="paragraph" style:parent-style-name="Standard">
      <style:text-properties style:font-name="Courier New" fo:font-size="11pt" fo:language="none" fo:country="none" officeooo:paragraph-rsid="00056dde" style:font-size-asian="11pt" style:font-name-complex="Courier New2" style:font-size-complex="11pt"/>
    </style:style>
    <style:style style:name="P5" style:family="paragraph" style:parent-style-name="Standard">
      <style:text-properties officeooo:paragraph-rsid="00056dde"/>
    </style:style>
    <style:style style:name="P6" style:family="paragraph" style:parent-style-name="Standard">
      <style:text-properties style:font-name="Arial1" officeooo:paragraph-rsid="00056dde" style:font-name-complex="Arial2"/>
    </style:style>
    <style:style style:name="P7" style:family="paragraph" style:parent-style-name="Standard">
      <style:text-properties officeooo:paragraph-rsid="000ad182"/>
    </style:style>
    <style:style style:name="P8" style:family="paragraph" style:parent-style-name="Standard">
      <style:text-properties officeooo:rsid="000ad805" officeooo:paragraph-rsid="000ad805"/>
    </style:style>
    <style:style style:name="P9" style:family="paragraph" style:parent-style-name="Heading_20_3">
      <style:text-properties officeooo:paragraph-rsid="00056dde"/>
    </style:style>
    <style:style style:name="P10" style:family="paragraph" style:parent-style-name="Heading_20_2">
      <style:text-properties officeooo:paragraph-rsid="00056dde"/>
    </style:style>
    <style:style style:name="P11" style:family="paragraph" style:parent-style-name="Heading_20_2">
      <style:text-properties style:font-name="Courier New" fo:font-size="11pt" fo:language="none" fo:country="none" officeooo:paragraph-rsid="00056dde" style:font-size-asian="11pt" style:font-name-complex="Courier New2" style:font-size-complex="11pt"/>
    </style:style>
    <style:style style:name="P12" style:family="paragraph" style:parent-style-name="Heading_20_2">
      <style:paragraph-properties fo:margin-top="0cm" fo:margin-bottom="0cm" loext:contextual-spacing="false"/>
      <style:text-properties officeooo:paragraph-rsid="00056dde"/>
    </style:style>
    <style:style style:name="P13" style:family="paragraph" style:parent-style-name="Heading_20_2">
      <style:paragraph-properties fo:margin-top="0cm" fo:margin-bottom="0cm" loext:contextual-spacing="false" fo:text-align="end" style:justify-single-word="false"/>
      <style:text-properties officeooo:paragraph-rsid="000e6458"/>
    </style:style>
    <style:style style:name="P14" style:family="paragraph" style:parent-style-name="Input_2f_Output">
      <style:text-properties fo:language="en" fo:country="US" officeooo:paragraph-rsid="00056dde"/>
    </style:style>
    <style:style style:name="P15" style:family="paragraph" style:parent-style-name="Input_2f_Output">
      <style:text-properties fo:color="#345a8a" fo:font-size="16pt" fo:font-weight="bold" officeooo:paragraph-rsid="00056dde" style:font-name-asian="ＭＳ ゴシック" style:font-size-asian="16pt" style:font-weight-asian="bold" style:font-size-complex="16pt" style:font-weight-complex="bold"/>
    </style:style>
    <style:style style:name="P16" style:family="paragraph" style:parent-style-name="Input_2f_Output">
      <style:text-properties officeooo:paragraph-rsid="00056dde"/>
    </style:style>
    <style:style style:name="P17" style:family="paragraph" style:parent-style-name="List_20_Paragraph" style:list-style-name="WWNum1">
      <style:text-properties officeooo:paragraph-rsid="00056dde"/>
    </style:style>
    <style:style style:name="P18" style:family="paragraph" style:parent-style-name="Text_20_body" style:master-page-name="Standard">
      <style:paragraph-properties style:page-number="auto" fo:break-before="page"/>
      <style:text-properties fo:font-style="italic" officeooo:rsid="000ed466" officeooo:paragraph-rsid="000ed466" style:font-style-asian="italic" style:font-style-complex="italic"/>
    </style:style>
    <style:style style:name="P19" style:family="paragraph">
      <loext:graphic-properties draw:fill="solid" draw:fill-color="#0096fd"/>
      <style:paragraph-properties fo:text-align="start"/>
      <style:text-properties fo:font-size="18pt"/>
    </style:style>
    <style:style style:name="T1" style:family="text">
      <style:text-properties style:font-name="Courier New" style:font-name-complex="Courier New2"/>
    </style:style>
    <style:style style:name="T2" style:family="text">
      <style:text-properties fo:color="#0096d5" fo:font-size="18pt" style:font-size-asian="18pt"/>
    </style:style>
    <style:style style:name="T3" style:family="text">
      <style:text-properties fo:language="en" fo:country="US"/>
    </style:style>
    <style:style style:name="T4" style:family="text">
      <style:text-properties fo:language="en" fo:country="US" officeooo:rsid="000ad805"/>
    </style:style>
    <style:style style:name="T5" style:family="text">
      <style:text-properties fo:language="en" fo:country="US" fo:font-weight="normal" officeooo:rsid="000ad805" style:font-weight-asian="normal" style:font-weight-complex="normal"/>
    </style:style>
    <style:style style:name="T6" style:family="text">
      <style:text-properties fo:color="#ffffff" fo:font-size="28pt" officeooo:rsid="000e6458" style:font-size-asian="28pt" style:font-size-complex="40pt"/>
    </style:style>
    <style:style style:name="T7" style:family="text">
      <style:text-properties fo:font-size="10pt" fo:font-style="italic" fo:font-weight="normal" style:font-size-asian="10pt" style:font-style-asian="italic" style:font-weight-asian="normal"/>
    </style:style>
    <style:style style:name="T8" style:family="text">
      <style:text-properties style:font-name="HP Simplified" fo:language="en" fo:country="US"/>
    </style:style>
    <style:style style:name="T9" style:family="text">
      <style:text-properties officeooo:rsid="0008e160"/>
    </style:style>
    <style:style style:name="T10" style:family="text">
      <style:text-properties officeooo:rsid="000ad805"/>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font-style="normal" style:text-underline-style="none" style:font-style-asian="normal" style:font-style-complex="normal"/>
    </style:style>
    <style:style style:name="fr1" style:family="graphic" style:parent-style-name="Graphics">
      <style:graphic-properties fo:margin-left="0.318cm" fo:margin-right="0.321cm" fo:margin-top="0cm" fo:margin-bottom="0.012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4a7ebb" draw:fill="solid" draw:fill-color="#0096fd" draw:textarea-vertical-align="top" draw:auto-grow-height="false" fo:min-height="0.115cm" fo:min-width="0cm" fo:padding-top="0.125cm" fo:padding-bottom="0.125cm" fo:padding-left="0.25cm" fo:padding-right="0.25cm" fo:wrap-option="wrap" draw:shadow="visible" draw:shadow-offset-x="0cm" draw:shadow-offset-y="0.064cm" draw:shadow-color="#000000" draw:shadow-opacity="35%"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Note: these problems are picked from the site: <text:a xlink:type="simple" xlink:href="http://www.hpcodewars.org/?page=cw18" text:style-name="Internet_20_link" text:visited-style-name="Visited_20_Internet_20_Link">http://www.hpcodewars.org/?page=cw18</text:a> . (Barcelona 2015))</text:p>
      <text:p text:style-name="Text_20_body"/>
      <table:table table:name="Tabla1" table:style-name="Tabla1">
        <table:table-column table:style-name="Tabla1.A"/>
        <table:table-column table:style-name="Tabla1.B"/>
        <table:table-row table:style-name="Tabla1.1">
          <table:table-cell table:style-name="Tabla1.A1" table:number-rows-spanned="2" office:value-type="string">
            <text:h text:style-name="P13" text:outline-level="2"><text:span text:style-name="apple-converted-space"><text:span text:style-name="T6">1</text:span></text:span></text:h>
          </table:table-cell>
          <table:table-cell table:style-name="Tabla1.B1" office:value-type="string">
            <text:h text:style-name="P10" text:outline-level="2"><text:span text:style-name="apple-converted-space"><text:span text:style-name="T2">We are at HP!</text:span></text:span></text:h>
          </table:table-cell>
        </table:table-row>
        <table:table-row table:style-name="Tabla1.2">
          <table:covered-table-cell/>
          <table:table-cell table:style-name="Tabla1.B2" office:value-type="string">
            <text:h text:style-name="P12" text:outline-level="2"><text:span text:style-name="apple-converted-space"><text:span text:style-name="T7">1 point</text:span></text:span></text:h>
          </table:table-cell>
        </table:table-row>
      </table:table>
      <text:p text:style-name="P5"/>
      <text:p text:style-name="P5"/>
      <table:table table:name="Tabla2" table:style-name="Tabla2">
        <table:table-column table:style-name="Tabla2.A"/>
        <table:table-column table:style-name="Tabla2.B"/>
        <table:table-row table:style-name="Tabla2.1">
          <table:table-cell table:style-name="Tabla2.A1" office:value-type="string">
            <text:p text:style-name="P2"><draw:custom-shape text:anchor-type="paragraph" draw:z-index="0" draw:name="Lightning Bolt 5" draw:style-name="gr1" draw:text-style-name="P19" svg:width="1.094cm" svg:height="1.153cm" svg:x="0cm" svg:y="0cm"><text:p/><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draw:equation draw:name="f0" draw:formula="logwidth*5022/21600"/><draw:equation draw:name="f1" draw:formula="logwidth*8472/21600"/><draw:equation draw:name="f2" draw:formula="logwidth*8757/21600"/><draw:equation draw:name="f3" draw:formula="logwidth*10012/21600"/><draw:equation draw:name="f4" draw:formula="logwidth*12860/21600"/><draw:equation draw:name="f5" draw:formula="logwidth*13917/21600"/><draw:equation draw:name="f6" draw:formula="logwidth*16577/21600"/><draw:equation draw:name="f7" draw:formula="logheight*3890/21600"/><draw:equation draw:name="f8" draw:formula="logheight*6080/21600"/><draw:equation draw:name="f9" draw:formula="logheight*7437/21600"/><draw:equation draw:name="f10" draw:formula="logheight*9705/21600"/><draw:equation draw:name="f11" draw:formula="logheight*12007/21600"/><draw:equation draw:name="f12" draw:formula="logheight*14277/21600"/><draw:equation draw:name="f13" draw:formula="logheight*14915/21600"/><draw:equation draw:name="f14" draw:formula="logwidth"/><draw:equation draw:name="f15" draw:formula="logheight"/></draw:enhanced-geometry></draw:custom-shape></text:p>
          </table:table-cell>
          <table:table-cell table:style-name="Tabla2.B1" office:value-type="string">
            <text:p text:style-name="P5">NOTE: <text:span text:style-name="T9">hola</text:span></text:p>
            <text:p text:style-name="P5"/>
            <text:p text:style-name="P5"/>
          </table:table-cell>
        </table:table-row>
      </table:table>
      <text:p text:style-name="P5"/>
      <text:h text:style-name="P10" text:outline-level="2">Introduction</text:h>
      <text:p text:style-name="P5">Write a program that writes the '<text:span text:style-name="T10">hello world'</text:span> message, <text:span text:style-name="T10">and a name</text:span>.</text:p>
      <text:p text:style-name="P5"/>
      <text:h text:style-name="P10" text:outline-level="2">Input</text:h>
      <text:p text:style-name="P8">L Lawliet</text:p>
      <text:p text:style-name="P14"/>
      <text:p text:style-name="P16"><text:span text:style-name="Heading_20_2_20_Char"><text:span text:style-name="T3">Output</text:span></text:span></text:p>
      <text:p text:style-name="P16"><text:span text:style-name="T8">The program must output the following text, indicating your group number:<text:line-break/></text:span><text:span text:style-name="T3">Hello world, </text:span><text:span text:style-name="T4">my name is </text:span><text:span text:style-name="T5">L Lawliet</text:span><text:span text:style-name="T4"> </text:span></text:p>
      <text:p text:style-name="P5"/>
      <text:p text:style-name="P16"><text:span text:style-name="Heading_20_2_20_Char"><text:span text:style-name="T3"/></text:span></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6"><text:span text:style-name="apple-converted-space"/></text:p>
      <text:p text:style-name="P15"><text:soft-page-break/><text:span text:style-name="apple-converted-space"/></text:p>
      <table:table table:name="Tabla6" table:style-name="Tabla6">
        <table:table-column table:style-name="Tabla6.A"/>
        <table:table-column table:style-name="Tabla6.B"/>
        <table:table-row table:style-name="Tabla6.1">
          <table:table-cell table:style-name="Tabla6.A1" table:number-rows-spanned="2" office:value-type="string">
            <text:h text:style-name="P13" text:outline-level="2"><text:span text:style-name="apple-converted-space"><text:span text:style-name="T6">2</text:span></text:span></text:h>
          </table:table-cell>
          <table:table-cell table:style-name="Tabla6.B1" office:value-type="string">
            <text:h text:style-name="P10" text:outline-level="2"><text:span text:style-name="apple-converted-space"><text:span text:style-name="T2">How old is my neighbor’s Chihuahua? </text:span></text:span></text:h>
          </table:table-cell>
        </table:table-row>
        <table:table-row table:style-name="Tabla6.2">
          <table:covered-table-cell/>
          <table:table-cell table:style-name="Tabla6.B2" office:value-type="string">
            <text:h text:style-name="P12" text:outline-level="2"><text:span text:style-name="apple-converted-space"><text:span text:style-name="T7">2 points</text:span></text:span></text:h>
          </table:table-cell>
        </table:table-row>
      </table:table>
      <text:h text:style-name="P10" text:outline-level="2">Introduction</text:h>
      <text:p text:style-name="P5">Usually pet owners tend to wonder what would be the “human age” of their pets. In my case I wonder what is the “human age” of my noisy neighbor’s Chihuahua.</text:p>
      <text:p text:style-name="P5">Experts consider that each year of the Chihuahua development is the equivalent of 10 human years on the first two years of life, while for the rest of their lives a year would be equivalent to 4 years of a human being.</text:p>
      <text:p text:style-name="P5">For example, for a 5 year old Chihuahua, its human age would be 2*10 + 3*4 = 32 years old.</text:p>
      <text:h text:style-name="P10" text:outline-level="2">Input</text:h>
      <text:p text:style-name="P5">The first line of the input will be the Chihuahua’s age in years (always less than 256). The second line of the input is its name:</text:p>
      <text:p text:style-name="P3">3 </text:p>
      <text:p text:style-name="P3">Rex</text:p>
      <text:h text:style-name="P10" text:outline-level="2">Output</text:h>
      <text:p text:style-name="P5">The output should be the Chihuahua’s human age in the form:</text:p>
      <text:p text:style-name="P3">Rex is 24 human years ol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1" text:outline-level="2"/>
      <text:p text:style-name="P4"/>
      <text:p text:style-name="P1"><text:span text:style-name="apple-converted-space"/></text:p>
      <table:table table:name="Tabla8" table:style-name="Tabla8">
        <table:table-column table:style-name="Tabla8.A"/>
        <table:table-column table:style-name="Tabla8.B"/>
        <text:soft-page-break/>
        <table:table-row table:style-name="Tabla8.1">
          <table:table-cell table:style-name="Tabla8.A1" table:number-rows-spanned="2" office:value-type="string">
            <text:h text:style-name="P13" text:outline-level="2"><text:span text:style-name="apple-converted-space"><text:span text:style-name="T6">3</text:span></text:span></text:h>
          </table:table-cell>
          <table:table-cell table:style-name="Tabla8.B1" office:value-type="string">
            <text:h text:style-name="P10" text:outline-level="2"><text:span text:style-name="apple-converted-space"><text:span text:style-name="T2">Prime numbers</text:span></text:span></text:h>
          </table:table-cell>
        </table:table-row>
        <table:table-row table:style-name="Tabla8.2">
          <table:covered-table-cell/>
          <table:table-cell table:style-name="Tabla8.B2" office:value-type="string">
            <text:h text:style-name="P12" text:outline-level="2"><text:span text:style-name="apple-converted-space"><text:span text:style-name="T7">3 points</text:span></text:span></text:h>
          </table:table-cell>
        </table:table-row>
      </table:table>
      <text:h text:style-name="P10" text:outline-level="2">Introduction</text:h>
      <text:p text:style-name="P5">A prime number is an integer that is only divisible by itself and 1.</text:p>
      <text:p text:style-name="P5">You have to write a program that determines whether a number is prime.</text:p>
      <text:p text:style-name="P5"/>
      <text:p text:style-name="P5">WARNING: You cannot use language-provided functions</text:p>
      <text:h text:style-name="P10" text:outline-level="2">Input</text:h>
      <text:p text:style-name="P5">The input of the program is a set of numbers, ending with a zero.</text:p>
      <text:p text:style-name="P3">7</text:p>
      <text:p text:style-name="P3">26</text:p>
      <text:p text:style-name="P3">177</text:p>
      <text:p text:style-name="P3">509</text:p>
      <text:p text:style-name="P3">2053</text:p>
      <text:p text:style-name="P3">0</text:p>
      <text:p text:style-name="P3"/>
      <text:h text:style-name="P10" text:outline-level="2">Output</text:h>
      <text:p text:style-name="P5">The program must output whether each number is prime.</text:p>
      <text:p text:style-name="P5"/>
      <text:p text:style-name="P3">7 is prime</text:p>
      <text:p text:style-name="P3">26 is not prime</text:p>
      <text:p text:style-name="P3">177 is not prime</text:p>
      <text:p text:style-name="P3">509 is prime</text:p>
      <text:p text:style-name="P3">2053 is pri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able:table table:name="Tabla9" table:style-name="Tabla9">
        <table:table-column table:style-name="Tabla9.A"/>
        <table:table-column table:style-name="Tabla9.B"/>
        <table:table-row table:style-name="Tabla9.1">
          <table:table-cell table:style-name="Tabla9.A1" table:number-rows-spanned="2" office:value-type="string">
            <text:h text:style-name="P13" text:outline-level="2"><text:span text:style-name="apple-converted-space"><text:span text:style-name="T6">4</text:span></text:span></text:h>
          </table:table-cell>
          <table:table-cell table:style-name="Tabla9.B1" office:value-type="string">
            <text:h text:style-name="P10" text:outline-level="2"><text:span text:style-name="apple-converted-space"><text:span text:style-name="T2">Draw, o, coward!</text:span></text:span></text:h>
          </table:table-cell>
        </table:table-row>
        <table:table-row table:style-name="Tabla9.2">
          <table:covered-table-cell/>
          <table:table-cell table:style-name="Tabla9.B2" office:value-type="string">
            <text:h text:style-name="P12" text:outline-level="2"><text:span text:style-name="apple-converted-space"><text:span text:style-name="T7">4 points</text:span></text:span></text:h>
          </table:table-cell>
        </table:table-row>
      </table:table>
      <text:h text:style-name="P10" text:outline-level="2">Introduction</text:h>
      <text:p text:style-name="P5">A palindrome is a phrase that reads the same forward or reversed.</text:p>
      <text:p text:style-name="P5">You should write a program that is able to determine whether a phrase is a palindrome or not, skipping all punctuation symbols and not distinguishing between upper and lower case.</text:p>
      <text:h text:style-name="P10" text:outline-level="2">Input</text:h>
      <text:p text:style-name="P5">The input will be a sequence of sentences, ending with the sentence “Palindrome!”.</text:p>
      <text:p text:style-name="P5"/>
      <text:p text:style-name="P3">As I pee, sir, I see Pisa</text:p>
      <text:p text:style-name="P3">I am writing a palindrome program</text:p>
      <text:p text:style-name="P3">Mr owl ate my metal worm</text:p>
      <text:p text:style-name="P3">Palindrome!</text:p>
      <text:h text:style-name="P10" text:outline-level="2">Output</text:h>
      <text:p text:style-name="P5">The program must determine if the phrases are palindromes (be careful with capital letters, spaces, commas and dots!).</text:p>
      <text:p text:style-name="P5"/>
      <text:p text:style-name="P3">“As I pee, sir, I see Pisa” is a palindrome</text:p>
      <text:p text:style-name="P3">“I am writing a palindrome program” is not a palindrome</text:p>
      <text:p text:style-name="P3">“Mr owl ate my metal worm” is a palindrome</text:p>
      <table:table table:name="Tabla11" table:style-name="Tabla11">
        <table:table-column table:style-name="Tabla11.A"/>
        <table:table-column table:style-name="Tabla11.B"/>
        <table:table-row table:style-name="Tabla11.1">
          <table:table-cell table:style-name="Tabla11.A1" table:number-rows-spanned="2" office:value-type="string">
            <text:h text:style-name="P13" text:outline-level="2"><text:span text:style-name="apple-converted-space"><text:span text:style-name="T6">5</text:span></text:span></text:h>
          </table:table-cell>
          <table:table-cell table:style-name="Tabla11.B1" office:value-type="string">
            <text:h text:style-name="P10" text:outline-level="2"><text:span text:style-name="apple-converted-space"><text:span text:style-name="T2">DNA reverse complement</text:span></text:span></text:h>
          </table:table-cell>
        </table:table-row>
        <table:table-row table:style-name="Tabla11.2">
          <table:covered-table-cell/>
          <table:table-cell table:style-name="Tabla11.B2" office:value-type="string">
            <text:h text:style-name="P12" text:outline-level="2"><text:span text:style-name="apple-converted-space"><text:span text:style-name="T7">5 points</text:span></text:span></text:h>
          </table:table-cell>
        </table:table-row>
      </table:table>
      <text:h text:style-name="P10" text:outline-level="2"><text:span text:style-name="apple-converted-space">Introduction</text:span></text:h>
      <text:p text:style-name="P5">DNA (deoxyribonucleic acid) is the molecule that encapsulates all the information of the life species. The encoding is done through four nucleotides: adenine, thymine, cytosine and guanine that are usually abbreviated as A, T, C, G. In each position of one DNA strand, we can have just one of these nucleotides and the paired strand codifies the opposite base (A links with T, C with G) so the molecule encodes two bits per base pair. </text:p>
      <text:p text:style-name="P5">The complement of a DNA sequence is the sequence you get by replacing each base by its pair:</text:p>
      <text:p text:style-name="P5">For each base, their corresponding pair is:</text:p>
      <text:p text:style-name="P5"/>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5">G</text:p>
          </table:table-cell>
          <table:table-cell table:style-name="Tabla12.A1" office:value-type="string">
            <text:p text:style-name="P6">→</text:p>
          </table:table-cell>
          <table:table-cell table:style-name="Tabla12.A1" office:value-type="string">
            <text:p text:style-name="P5">C</text:p>
          </table:table-cell>
        </table:table-row>
        <table:table-row table:style-name="Tabla12.1">
          <table:table-cell table:style-name="Tabla12.A1" office:value-type="string">
            <text:p text:style-name="P5">C</text:p>
          </table:table-cell>
          <table:table-cell table:style-name="Tabla12.A1" office:value-type="string">
            <text:p text:style-name="P6">→</text:p>
          </table:table-cell>
          <table:table-cell table:style-name="Tabla12.A1" office:value-type="string">
            <text:p text:style-name="P5">G</text:p>
          </table:table-cell>
        </table:table-row>
        <table:table-row table:style-name="Tabla12.1">
          <table:table-cell table:style-name="Tabla12.A1" office:value-type="string">
            <text:p text:style-name="P5">T <text:s text:c="2"/></text:p>
          </table:table-cell>
          <table:table-cell table:style-name="Tabla12.A1" office:value-type="string">
            <text:p text:style-name="P6">→</text:p>
          </table:table-cell>
          <table:table-cell table:style-name="Tabla12.A1" office:value-type="string">
            <text:p text:style-name="P5">A</text:p>
          </table:table-cell>
        </table:table-row>
        <table:table-row table:style-name="Tabla12.1">
          <table:table-cell table:style-name="Tabla12.A1" office:value-type="string">
            <text:p text:style-name="P5">A <text:s text:c="3"/></text:p>
          </table:table-cell>
          <table:table-cell table:style-name="Tabla12.A1" office:value-type="string">
            <text:p text:style-name="P6">→</text:p>
          </table:table-cell>
          <table:table-cell table:style-name="Tabla12.A1" office:value-type="string">
            <text:p text:style-name="P5">T</text:p>
          </table:table-cell>
        </table:table-row>
      </table:table>
      <text:p text:style-name="P5"/>
      <text:p text:style-name="P5">An equivalent protein, called reverse complement, is obtained if you find the complement of a sequence and then reverse it. </text:p>
      <text:p text:style-name="P5">Your task is to write a program that finds the reverse complement of a DNA sequence.</text:p>
      <text:h text:style-name="P10" text:outline-level="2">Input</text:h>
      <text:p text:style-name="P5">The input of the program will be a list of sequence, ending with a ‘. ‘. Sequences will always be shorter than 50 nucleotides (expressed as characters). None of them will be longer than 500 elements.</text:p>
      <text:p text:style-name="P5"><text:span text:style-name="apple-converted-space"><text:span text:style-name="T1">AAAACCCGGT</text:span></text:span></text:p>
      <text:p text:style-name="P7"><text:span text:style-name="apple-converted-space"><text:span text:style-name="T1">GCGCTTA</text:span></text:span></text:p>
      <text:p text:style-name="P5"><text:span text:style-name="apple-converted-space"><text:span text:style-name="T1">.</text:span></text:span></text:p>
      <text:h text:style-name="P10" text:outline-level="2">Output</text:h>
      <text:p text:style-name="P5">The program must output the reverse complement of the sequences.</text:p>
      <text:p text:style-name="P5"><text:span text:style-name="apple-converted-space"><text:span text:style-name="T1">ACCGGGTTTT</text:span></text:span></text:p>
      <text:p text:style-name="P5"><text:span text:style-name="apple-converted-space"><text:span text:style-name="T1">TAAGCGC</text:span></text:span></text:p>
      <table:table table:name="Tabla20" table:style-name="Tabla20">
        <table:table-column table:style-name="Tabla20.A"/>
        <table:table-column table:style-name="Tabla20.B"/>
        <table:table-row table:style-name="Tabla20.1">
          <table:table-cell table:style-name="Tabla20.A1" table:number-rows-spanned="2" office:value-type="string">
            <text:h text:style-name="P13" text:outline-level="2"><text:span text:style-name="apple-converted-space"><text:span text:style-name="T6">6</text:span></text:span></text:h>
          </table:table-cell>
          <table:table-cell table:style-name="Tabla20.B1" office:value-type="string">
            <text:h text:style-name="P10" text:outline-level="2"><text:span text:style-name="apple-converted-space"><text:span text:style-name="T2">A night at the karaoke</text:span></text:span></text:h>
          </table:table-cell>
        </table:table-row>
        <table:table-row table:style-name="Tabla20.2">
          <table:covered-table-cell/>
          <table:table-cell table:style-name="Tabla20.B2" office:value-type="string">
            <text:h text:style-name="P12" text:outline-level="2"><text:span text:style-name="apple-converted-space"><text:span text:style-name="T7">8 points</text:span></text:span></text:h>
          </table:table-cell>
        </table:table-row>
      </table:table>
      <text:h text:style-name="P10" text:outline-level="2">Introduction</text:h>
      <text:p text:style-name="P5">Friends that like singing meet together at someone’s home to do a karaoke session. Anyone asks at the beginning for the songs they want to sing. As they sing for hours and hours, they do not want to repeat any song.</text:p>
      <text:p text:style-name="P5">Your friend Sing-Chang has asked you to write a program for this Saturday’s big party at his home. This program must detect repeated songs and how many times they appear.</text:p>
      <text:p text:style-name="P5"/>
      <text:h text:style-name="P10" text:outline-level="2">Input</text:h>
      <text:p text:style-name="P5">The first line of the input contains a number N with the total number of songs (N &lt; 50).</text:p>
      <text:p text:style-name="P5">Each line contains the name of a song in lowercase letters a-z. Each song has a maximum length of 80 letters including blanks.</text:p>
      <text:p text:style-name="P5"/>
      <text:h text:style-name="P9" text:outline-level="3">Example 1</text:h>
      <text:p text:style-name="P3">5</text:p>
      <text:p text:style-name="P3">born in the usa</text:p>
      <text:p text:style-name="P3">destiny </text:p>
      <text:p text:style-name="P3">roxanne</text:p>
      <text:p text:style-name="P3">message in a bottle</text:p>
      <text:p text:style-name="P3">born in the usa</text:p>
      <text:p text:style-name="P5"/>
      <text:h text:style-name="P9" text:outline-level="3">Example 2</text:h>
      <text:p text:style-name="P3">6</text:p>
      <text:p text:style-name="P3">yesterday</text:p>
      <text:p text:style-name="P3">hey jude</text:p>
      <text:p text:style-name="P3">like a rolling stone</text:p>
      <text:p text:style-name="P3">yesterday</text:p>
      <text:p text:style-name="P3">hey jude</text:p>
      <text:p text:style-name="P3">yesterday</text:p>
      <text:p text:style-name="P5"/>
      <text:h text:style-name="P10" text:outline-level="2">Output</text:h>
      <text:p text:style-name="P5">The output of the program must be the list of songs, in order of request, without any repetition and the amount of times each of them is requested.</text:p>
      <text:h text:style-name="P9" text:outline-level="3">Example 1</text:h>
      <text:p text:style-name="P14">2 born in the usa</text:p>
      <text:p text:style-name="P14">1 destiny </text:p>
      <text:p text:style-name="P14">1 roxanne</text:p>
      <text:p text:style-name="P14">1 message in a bottle</text:p>
      <text:p text:style-name="P5"/>
      <text:h text:style-name="P9" text:outline-level="3">Example 2</text:h>
      <text:p text:style-name="P14">3 yesterday</text:p>
      <text:p text:style-name="P14">2 hey jude</text:p>
      <text:p text:style-name="P16"><text:span text:style-name="T3">1 like a rolling stone</text:span> </text:p>
      <table:table table:name="Tabla24" table:style-name="Tabla24">
        <table:table-column table:style-name="Tabla24.A"/>
        <table:table-column table:style-name="Tabla24.B"/>
        <table:table-row table:style-name="Tabla24.1">
          <table:table-cell table:style-name="Tabla24.A1" table:number-rows-spanned="2" office:value-type="string">
            <text:h text:style-name="P13" text:outline-level="2"><text:span text:style-name="apple-converted-space"><text:span text:style-name="T6">7</text:span></text:span></text:h>
          </table:table-cell>
          <table:table-cell table:style-name="Tabla24.B1" office:value-type="string">
            <text:h text:style-name="P10" text:outline-level="2"><text:span text:style-name="apple-converted-space"><text:span text:style-name="T2">Currency converter</text:span></text:span></text:h>
          </table:table-cell>
        </table:table-row>
        <table:table-row table:style-name="Tabla24.2">
          <table:covered-table-cell/>
          <table:table-cell table:style-name="Tabla24.B2" office:value-type="string">
            <text:h text:style-name="P12" text:outline-level="2"><text:span text:style-name="apple-converted-space"><text:span text:style-name="T7">10 points</text:span></text:span></text:h>
          </table:table-cell>
        </table:table-row>
      </table:table>
      <text:h text:style-name="P10" text:outline-level="2">Introduction</text:h>
      <text:p text:style-name="P5">You have to write a simple program that helps convert between currencies, using Euros as the main currency.</text:p>
      <text:p text:style-name="P5"/>
      <text:h text:style-name="P10" text:outline-level="2">Input</text:h>
      <text:p text:style-name="P5">The first part of the input will be the number of different currencies the program will be able to use, followed by their conversion rate to EUR (which will be used as the base currency). Each of the rates that come afterwards will be expressed of the amount of the currency 1 Euro is equivalent to. </text:p>
      <text:p text:style-name="P5">Afterwards, the list of conversion requests, always expressed as the amount of the original currency followed by the word ‘in’ and the target currency. A dot will indicate the end of the input.</text:p>
      <text:p text:style-name="P5">In the example, 4 currencies are provided and their equivalence is:</text:p>
      <text:list xml:id="list2502490240" text:style-name="WWNum1">
        <text:list-item>
          <text:p text:style-name="P17">1 Euro = 1.13 US Dollars</text:p>
        </text:list-item>
        <text:list-item>
          <text:p text:style-name="P17">1 Euro = 0.74 Pound Sterling (UK)</text:p>
        </text:list-item>
        <text:list-item>
          <text:p text:style-name="P17">1 Euro = 1.05 Francs (Switzerland)</text:p>
        </text:list-item>
        <text:list-item>
          <text:p text:style-name="P17">1 Euro = 7.08 Yen (Chinese)</text:p>
        </text:list-item>
      </text:list>
      <text:p text:style-name="P14"/>
      <text:p text:style-name="P14">4</text:p>
      <text:p text:style-name="P14">1.13 USD</text:p>
      <text:p text:style-name="P14">0.74 GBP</text:p>
      <text:p text:style-name="P14">1.05 CHF</text:p>
      <text:p text:style-name="P14">7.08 CNY</text:p>
      <text:p text:style-name="P14">5.00 USD in CHF</text:p>
      <text:p text:style-name="P14">2.50 GBP in CNY</text:p>
      <text:p text:style-name="P14">2.00 USD in EUR</text:p>
      <text:p text:style-name="P14">.</text:p>
      <text:p text:style-name="P5"/>
      <text:h text:style-name="P10" text:outline-level="2">Output</text:h>
      <text:p text:style-name="P5">The program must output the currency conversions</text:p>
      <text:p text:style-name="P14">5.00 USD = 4.65 CHF</text:p>
      <text:p text:style-name="P14">2.50 GBP = 23.92 CNY</text:p>
      <text:p text:style-name="P14">2.00 USD = 1.77 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ahoma1" svg:font-family="Tahoma"/>
    <style:font-face style:name="Courier New1" svg:font-family="'Courier New'" style:font-adornments="Normal" style:font-family-generic="modern" style:font-pitch="fixed"/>
    <style:font-face style:name="Arial1" svg:font-family="Arial" style:font-family-generic="roman" style:font-pitch="variable"/>
    <style:font-face style:name="Cambria" svg:font-family="Cambria" style:font-adornments="Regular" style:font-family-generic="roman" style:font-pitch="variable"/>
    <style:font-face style:name="Courier New" svg:font-family="'Courier New'" style:font-family-generic="roman" style:font-pitch="variable"/>
    <style:font-face style:name="HP Simplified" svg:font-family="'HP Simplifi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put_2f_Output" style:display-name="Input/Output" style:family="paragraph" style:parent-style-name="Standard" style:default-outline-level="">
      <style:text-properties style:font-name="Courier New" fo:font-family="'Courier New'" style:font-family-generic="roman" style:font-pitch="variable" fo:language="en" fo:country="GB" style:font-name-complex="Courier New2" style:font-family-complex="'Courier New'"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243f60"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converted-space" style:family="text" style:parent-style-name="Default_20_Paragraph_20_Font"/>
    <style:style style:name="ListLabel_20_11" style:display-name="ListLabel 11"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Input_2f_Output_20_Char" style:display-name="Input/Output Char" style:family="text" style:parent-style-name="Default_20_Paragraph_20_Font">
      <style:text-properties style:font-name="Courier New" fo:font-family="'Courier New'" style:font-family-generic="roman" style:font-pitch="variable" fo:language="en" fo:country="GB" style:font-name-complex="Courier New2" style:font-family-complex="'Courier New'" style:font-family-generic-complex="system" style:font-pitch-complex="variable"/>
    </style:style>
    <style:style style:name="Heading_20_2_20_Char" style:display-name="Heading 2 Char" style:family="text" style:parent-style-name="Default_20_Paragraph_20_Font">
      <style:text-properties fo:color="#4f81bd" style:font-name="HP Simplified" fo:font-family="'HP Simplified'"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left="0.318cm" fo:margin-right="0.321cm" fo:margin-top="0cm" fo:margin-bottom="0.012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02cm" fo:margin-left="0cm" fo:margin-right="0cm" fo:margin-bottom="0.901cm" style:dynamic-spacing="true"/>
      </style:header-style>
      <style:footer-style>
        <style:header-footer-properties fo:min-height="1.753cm" fo:margin-left="0cm" fo:margin-right="0cm" fo:margin-top="1.653cm" style:dynamic-spacing="true"/>
      </style:footer-style>
    </style:page-layout>
  </office:automatic-styles>
  <office:master-styles>
    <style:master-page style:name="Standard" style:page-layout-name="Mpm1"/>
    <style:master-page style:name="Converted1" style:page-layout-name="Mpm2">
      <style:header>
        <text:p text:style-name="Header"><draw:frame draw:style-name="Mfr1" draw:name="Picture 7" text:anchor-type="char" svg:x="-1.27cm" svg:y="-1.242cm" svg:width="21.429cm" svg:height="1.84cm" draw:z-index="0"><draw:image xlink:href="Pictures/10000000000009B0000000D5720F92EEA00DC9FB.jpg" xlink:type="simple" xlink:show="embed" xlink:actuate="onLoad" loext:mime-type="image/jpeg"/></draw:frame></text:p>
      </style:header>
      <style:footer>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11S</meta:editing-duration>
    <meta:editing-cycles>8</meta:editing-cycles>
    <meta:generator>LibreOffice/6.1.4.2$Windows_X86_64 LibreOffice_project/9d0f32d1f0b509096fd65e0d4bec26ddd1938fd3</meta:generator>
    <dc:date>2019-02-11T07:46:28.234000000</dc:date>
    <meta:document-statistic meta:table-count="9" meta:image-count="1" meta:object-count="0" meta:page-count="8" meta:paragraph-count="156" meta:word-count="1041" meta:character-count="5489" meta:non-whitespace-character-count="4592"/>
    <meta:user-defined meta:name="Info 1"/>
    <meta:user-defined meta:name="Info 2"/>
    <meta:user-defined meta:name="Info 3"/>
    <meta:user-defined meta:name="Info 4"/>
  </office:meta>
</office:document-meta>
</file>